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1">
          <table:table-cell office:value-type="string" calcext:value-type="string">
            <text:p>【模板】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【模板】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JRKSJ R2] 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模板，整除分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5:20:18.191784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12T15:27:19.063582129</dc:date>
    <meta:editing-duration>PT44M5S</meta:editing-duration>
    <meta:editing-cycles>3</meta:editing-cycles>
    <meta:generator>LibreOffice/6.4.7.2$Linux_X86_64 LibreOffice_project/40$Build-2</meta:generator>
    <meta:document-statistic meta:table-count="1" meta:cell-count="40" meta:object-count="0"/>
  </office:meta>
</office:document-meta>
</file>